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atin Modern Mono Light" svg:font-family="'Latin Modern Mono Light'" style:font-pitch="fixed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2">
      <style:text-properties fo:color="#111111" style:font-name="Latin Modern Mono Light" fo:font-weight="bold" officeooo:paragraph-rsid="00012ba4" style:font-weight-asian="bold" style:font-weight-complex="bold"/>
    </style:style>
    <style:style style:name="P2" style:family="paragraph" style:parent-style-name="List_20_Paragraph">
      <style:text-properties fo:color="#111111" style:font-name="Latin Modern Mono Light" fo:font-weight="bold" officeooo:paragraph-rsid="00012ba4" style:font-weight-asian="bold" style:font-weight-complex="bold"/>
    </style:style>
    <style:style style:name="T1" style:family="text">
      <style:text-properties style:font-name="Helvetica" fo:font-size="13pt" fo:background-color="#ffffff" loext:char-shading-value="0" style:font-size-asian="13pt" style:font-name-complex="Helvetica1" style:font-size-complex="13pt"/>
    </style:style>
    <style:style style:name="T2" style:family="text">
      <style:text-properties style:font-name="Helvetica" fo:font-size="13pt" style:font-size-asian="13pt" style:font-name-complex="Helvetica1" style:font-size-complex="13pt"/>
    </style:style>
    <style:style style:name="T3" style:family="text">
      <style:text-properties style:font-name="Times New Roman" fo:font-size="12pt" fo:background-color="#ffffff" loext:char-shading-value="0" style:font-size-asian="12pt" style:font-name-complex="Times New Roman1" style:font-size-complex="12pt"/>
    </style:style>
    <style:style style:name="T4" style:family="text">
      <style:text-properties style:font-name="Times New Roman" fo:font-size="12pt" style:font-size-asian="12pt" style:font-name-complex="Times New Roman1" style:font-size-complex="12pt"/>
    </style:style>
    <style:style style:name="T5" style:family="text">
      <style:text-properties fo:font-size="12pt" fo:background-color="#ffffff" loext:char-shading-value="0" style:font-size-asian="12pt" style:font-name-complex="Times New Roman1" style:font-size-complex="12pt"/>
    </style:style>
    <style:style style:name="T6" style:family="text">
      <style:text-properties fo:font-size="12pt" style:font-size-asian="12pt" style:font-name-complex="Times New Roman1" style:font-size-complex="12pt"/>
    </style:style>
    <style:style style:name="T7" style:family="text">
      <style:text-properties fo:font-size="13pt" fo:background-color="#ffffff" loext:char-shading-value="0" style:font-size-asian="13pt" style:font-name-complex="Helvetica1" style:font-size-complex="13pt"/>
    </style:style>
    <style:style style:name="T8" style:family="text">
      <style:text-properties fo:font-size="13pt" style:font-size-asian="13pt" style:font-name-complex="Helvetica1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116143260" text:style-name="WWNum2">
        <text:list-item>
          <text:p text:style-name="P1"><text:span text:style-name="T5">Write a Python program to draw a line with suitable label in the x axis, y axis and a title.</text:span></text:p>
          <text:p text:style-name="P1"><text:span text:style-name="T5"/></text:p>
        </text:list-item>
        <text:list-item>
          <text:p text:style-name="P1"><text:span text:style-name="T5">Write a Python program to draw a line using given axis values taken from a text file, with suitable label in the x axis, y axis and a title.</text:span></text:p>
        </text:list-item>
      </text:list>
      <text:p text:style-name="P2"><text:span text:style-name="T5">test.txt</text:span><text:span text:style-name="T6"><text:line-break/></text:span><text:span text:style-name="T5">1 2</text:span><text:span text:style-name="T6"><text:line-break/></text:span><text:span text:style-name="T5">2 4</text:span><text:span text:style-name="T6"><text:line-break/></text:span><text:span text:style-name="T5">3 1</text:span></text:p>
      <text:p text:style-name="P2"><text:span text:style-name="T5"/></text:p>
      <text:list xml:id="list85525935004730" text:continue-numbering="true" text:style-name="WWNum2">
        <text:list-item>
          <text:p text:style-name="P1"><text:span text:style-name="T5">Write a Python program to draw line charts of the financial data of Alphabet Inc. between October 3, 2016 to October 7, 2016.</text:span></text:p>
        </text:list-item>
      </text:list>
      <text:p text:style-name="P2"><text:span text:style-name="T5">Date,Open,High,Low,Close</text:span><text:span text:style-name="T6"><text:line-break/></text:span><text:span text:style-name="T5">10-03-16,774.25,776.065002,769.5,772.559998</text:span><text:span text:style-name="T6"><text:line-break/></text:span><text:span text:style-name="T5">10-04-16,776.030029,778.710022,772.890015,776.429993</text:span><text:span text:style-name="T6"><text:line-break/></text:span><text:span text:style-name="T5">10-05-16,779.309998,782.070007,775.650024,776.469971</text:span><text:span text:style-name="T6"><text:line-break/></text:span><text:span text:style-name="T5">10-06-16,779,780.47998,775.539978,776.859985</text:span><text:span text:style-name="T6"><text:line-break/></text:span><text:span text:style-name="T5">10-07-16,779.659973,779.659973,770.75,775.080017</text:span></text:p>
      <text:p text:style-name="P2"><text:span text:style-name="T5"/></text:p>
      <text:list xml:id="list85526129304808" text:continue-numbering="true" text:style-name="WWNum2">
        <text:list-item>
          <text:p text:style-name="P1"><text:span text:style-name="T5">Write a Python program to plot two or more lines on same plot with suitable legends of each line. </text:span></text:p>
          <text:p text:style-name="P1"><text:span text:style-name="T5"/></text:p>
        </text:list-item>
        <text:list-item>
          <text:p text:style-name="P1"><text:span text:style-name="T7">Write a Pandas program to create and display a one-dimensional array-like object(series) containing an array of data using Pandas module. Accept the values for the series from the keyboard. Display the content.</text:span></text:p>
          <text:p text:style-name="P1"><text:span text:style-name="T7"/></text:p>
        </text:list-item>
        <text:list-item>
          <text:p text:style-name="P1"><text:span text:style-name="T7">Write a Pandas program to convert a Panda module Series to Python list and it's type. Display the list. Hint: dataframe has tolist() function</text:span></text:p>
          <text:p text:style-name="P1"><text:span text:style-name="T7"/></text:p>
        </text:list-item>
        <text:list-item>
          <text:p text:style-name="P1"><text:span text:style-name="T7">Write a Pandas program to add, subtract, multiple and divide two Pandas Series. Accept data through the keyboard. Display the resultant series. Hint: Use +, -, *, / <text:s/>operator.</text:span></text:p>
        </text:list-item>
      </text:list>
      <text:p text:style-name="P2"><text:span text:style-name="T7">Sample Series: [2, 4, 6, 8, 10], [1, 3, 5, 7, 9]. </text:span></text:p>
      <text:p text:style-name="P2"><text:span text:style-name="T7"/></text:p>
      <text:list xml:id="list85525365264747" text:continue-numbering="true" text:style-name="WWNum2">
        <text:list-item>
          <text:p text:style-name="P1"><text:span text:style-name="T7">Write a Pandas program to compare the elements of the two Pandas Series for which data has been accepted through the keyboard. . Hint: Use ==, &gt;, &lt; operators</text:span></text:p>
        </text:list-item>
      </text:list>
      <text:p text:style-name="P2"><text:span text:style-name="T7">Sample Series: [2, 4, 6, 8, 10], [1, 3, 5, 7, 10]</text:span></text:p>
      <text:p text:style-name="P2"><text:span text:style-name="T7"/></text:p>
      <text:list xml:id="list85525866504815" text:continue-numbering="true" text:style-name="WWNum2">
        <text:list-item>
          <text:p text:style-name="P1"><text:soft-page-break/><text:span text:style-name="T7">Write a Pandas program to convert a dictionary(with elements empno,ename and basic) for which you accept values through the keyboard, to a Pandas series.</text:span></text:p>
        </text:list-item>
      </text:list>
      <text:p text:style-name="P2"><text:span text:style-name="T7">Original dictionary:</text:span><text:span text:style-name="T8"><text:line-break/></text:span><text:span text:style-name="T7">eg: {'empno': 101, 'ename': ‘ann’, 'basic': 3000, }</text:span></text:p>
      <text:p text:style-name="P2"><text:span text:style-name="T7"/></text:p>
      <text:list xml:id="list85524371235097" text:continue-numbering="true" text:style-name="WWNum2">
        <text:list-item>
          <text:p text:style-name="P1"><text:span text:style-name="T7">Write a Pandas program to accept 5 elements into a numpy array and convert the NumPy array to a Pandas series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atin Modern Mono Light" svg:font-family="'Latin Modern Mono Light'" style:font-pitch="fixed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ListLabel_20_1" style:display-name="ListLabel 1" style:family="text">
      <style:text-properties style:font-name-asian="Calibri" style:font-family-asian="Calibri" style:font-family-generic-asian="system" style:font-pitch-asian="variable" style:font-name-complex="Helvetica1" style:font-family-complex="Helvetica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2T08:41:36.394639491</meta:creation-date>
    <dc:date>2023-10-12T08:55:23.917937231</dc:date>
    <meta:editing-duration>PT1M25S</meta:editing-duration>
    <meta:editing-cycles>1</meta:editing-cycles>
    <meta:document-statistic meta:table-count="0" meta:image-count="0" meta:object-count="0" meta:page-count="2" meta:paragraph-count="15" meta:word-count="307" meta:character-count="1881" meta:non-whitespace-character-count="1596"/>
    <meta:generator>LibreOffice/6.4.7.2$Linux_X86_64 LibreOffice_project/40$Build-2</meta:generator>
  </office:meta>
</office:document-meta>
</file>